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0.302cm" svg:height="11.419cm" svg:x="6.874cm" svg:y="0.552cm">
            <draw:object draw:notify-on-update-of-ranges="Лист1.A2:Лист1.A8 Лист1.B2:Лист1.B8 Лист1.A2:Лист1.A8 Лист1.C2:Лист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57" calcext:value-type="float">
            <text:p>3457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24" calcext:value-type="float">
            <text:p>6724</text:p>
          </table:table-cell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42" calcext:value-type="float">
            <text:p>8242</text:p>
          </table:table-cell>
          <table:table-cell office:value-type="float" office:value="8612" calcext:value-type="float">
            <text:p>8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30" calcext:value-type="float">
            <text:p>9930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432" calcext:value-type="float">
            <text:p>16432</text:p>
          </table:table-cell>
          <table:table-cell office:value-type="float" office:value="19556" calcext:value-type="float">
            <text:p>195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563" calcext:value-type="float">
            <text:p>32563</text:p>
          </table:table-cell>
          <table:table-cell office:value-type="float" office:value="57173" calcext:value-type="float">
            <text:p>57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484" calcext:value-type="float">
            <text:p>103484</text:p>
          </table:table-cell>
          <table:table-cell office:value-type="float" office:value="117995" calcext:value-type="float">
            <text:p>117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2:25:10.610447989</meta:creation-date>
    <dc:date>2023-05-27T04:37:22.204743556</dc:date>
    <meta:editing-duration>PT15M22S</meta:editing-duration>
    <meta:editing-cycles>2</meta:editing-cycles>
    <meta:generator>LibreOffice/7.3.7.2$Linux_X86_64 LibreOffice_project/30$Build-2</meta:generator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03cm" svg:height="11.42cm" xlink:href=".." xlink:type="simple" chart:class="chart:scatter" chart:style-name="ch1">
        <chart:legend chart:legend-position="end" svg:x="17.266cm" svg:y="5.162cm" style:legend-expansion="high" chart:style-name="ch2"/>
        <chart:plot-area chart:style-name="ch3" table:cell-range-address="Лист1.A2:Лист1.C8" svg:x="0.406cm" svg:y="0.228cm" svg:width="16.454cm" svg:height="10.964cm">
          <chart:coordinate-region svg:x="1.768cm" svg:y="0.427cm" svg:width="14.812cm" svg:height="10.1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8" chart:class="chart:scatter">
            <chart:domain table:cell-range-address="Лист1.A2:Лист1.A8"/>
            <chart:data-point chart:repeated="7"/>
          </chart:series>
          <chart:series chart:style-name="ch8" chart:values-cell-range-address="Лист1.C2:Лист1.C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A2:Лист1.A8</svg:desc>
                </draw:g>
              </table:table-cell>
              <table:table-cell office:value-type="float" office:value="3457">
                <text:p>3457</text:p>
                <draw:g>
                  <svg:desc>Лист1.B2:Лист1.B8</svg:desc>
                </draw:g>
              </table:table-cell>
              <table:table-cell office:value-type="float" office:value="3039">
                <text:p>3039</text:p>
                <draw:g>
                  <svg:desc>Лист1.C2:Лист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724">
                <text:p>6724</text:p>
              </table:table-cell>
              <table:table-cell office:value-type="float" office:value="7215">
                <text:p>7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242">
                <text:p>8242</text:p>
              </table:table-cell>
              <table:table-cell office:value-type="float" office:value="8612">
                <text:p>8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930">
                <text:p>9930</text:p>
              </table:table-cell>
              <table:table-cell office:value-type="float" office:value="11635">
                <text:p>11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6432">
                <text:p>16432</text:p>
              </table:table-cell>
              <table:table-cell office:value-type="float" office:value="19556">
                <text:p>19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32563">
                <text:p>32563</text:p>
              </table:table-cell>
              <table:table-cell office:value-type="float" office:value="57173">
                <text:p>57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103484">
                <text:p>103484</text:p>
              </table:table-cell>
              <table:table-cell office:value-type="float" office:value="117995">
                <text:p>117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